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84c" officeooo:paragraph-rsid="0008c84c"/>
    </style:style>
    <style:style style:name="P2" style:family="paragraph" style:parent-style-name="Standard">
      <style:text-properties officeooo:rsid="000a1ab5" officeooo:paragraph-rsid="000a1ab5"/>
    </style:style>
    <style:style style:name="P3" style:family="paragraph" style:parent-style-name="Standard">
      <style:text-properties officeooo:rsid="000c08fb" officeooo:paragraph-rsid="000c08fb"/>
    </style:style>
    <style:style style:name="P4" style:family="paragraph" style:parent-style-name="Standard">
      <style:text-properties fo:font-weight="bold" officeooo:rsid="000c08fb" officeooo:paragraph-rsid="000c08fb" style:font-weight-asian="bold" style:font-weight-complex="bold"/>
    </style:style>
    <style:style style:name="T1" style:family="text">
      <style:text-properties officeooo:rsid="000c0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rección revisión y análisis </text:p>
      <text:p text:style-name="P2">1- existe sistema </text:p>
      <text:p text:style-name="P2">2-a-s400</text:p>
      <text:p text:style-name="P2">3-<text:span text:style-name="T1">Revisión</text:span> de los datos que lo componen ya sea nomina entrada y salida de efectivo (datos del departamento de contabilidad) cuentas por pagar revisión de los inventarios, presupuesto de la empresa, el <text:span text:style-name="T1">área</text:span> de recursos humanos </text:p>
      <text:p text:style-name="P2">4-</text:p>
      <text:p text:style-name="P2">5-nomina(nomina),cuentas por pagar(cuentas por pagar),<text:span text:style-name="T1">revisión</text:span> de los inventarios(<text:span text:style-name="T1">almacén</text:span>),presupuesto de la empresa(<text:span text:style-name="T1">presupuesto</text:span>),el <text:span text:style-name="T1">área</text:span> de recursos humanos (recursos humanos).</text:p>
      <text:p text:style-name="P3">7-nomina: validar las deducciones(seguros, afp, tss, arl)</text:p>
      <text:p text:style-name="P3">cuentas por pagar:lapso de tiempo de pago a proveedores,validar requisitos para ser proveedor del estado </text:p>
      <text:p text:style-name="P3">Revisión de inventario: se concilian los datos de inventario del sistema </text:p>
      <text:p text:style-name="P3">Presupuesto de la empresa: se revisa y analiza, la ejecuciones, presupuesto trimestral(comparación con lo que consumen cada tres meses),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8:41:38.014302720</meta:creation-date>
    <dc:date>2019-02-08T23:52:27.973667715</dc:date>
    <meta:editing-duration>PT4H43M43S</meta:editing-duration>
    <meta:editing-cycles>1</meta:editing-cycles>
    <meta:document-statistic meta:table-count="0" meta:image-count="0" meta:object-count="0" meta:page-count="1" meta:paragraph-count="11" meta:word-count="114" meta:character-count="834" meta:non-whitespace-character-count="723"/>
    <meta:generator>LibreOffice/6.0.7.3$Linux_X86_64 LibreOffice_project/00m0$Build-3</meta:generator>
  </office:meta>
</office:document-meta>
</file>